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9.<text:s/>Write a Prolog Program for forward Chaining. Incorporate required queries.</text:p>
      <text:p text:style-name="Normal"/>
      <text:p text:style-name="Normal">% --- Initial facts ---</text:p>
      <text:p text:style-name="Normal">fact(smoke).</text:p>
      <text:p text:style-name="Normal">fact(high_temperature).</text:p>
      <text:p text:style-name="Normal"/>
      <text:p text:style-name="Normal">% --- Rules: condition → conclusion ---</text:p>
      <text:p text:style-name="Normal">rule([smoke, high_temperature], fire).</text:p>
      <text:p text:style-name="Normal">rule([fire], alarm).</text:p>
      <text:p text:style-name="Normal">rule([alarm], call_fire_brigade).</text:p>
      <text:p text:style-name="Normal"/>
      <text:p text:style-name="Normal">% --- Forward chaining engine: derives new facts ---</text:p>
      <text:p text:style-name="Normal"/>
      <text:p text:style-name="Normal">forward_chaining :-</text:p>
      <text:p text:style-name="Normal"><text:s text:c="4"/>forward([], []).</text:p>
      <text:p text:style-name="Normal"/>
      <text:p text:style-name="Normal">% Main loop: FC Engine</text:p>
      <text:p text:style-name="Normal">forward(Known, _) :-</text:p>
      <text:p text:style-name="Normal"><text:s text:c="4"/>rule(Conditions, Conclusion),</text:p>
      <text:p text:style-name="Normal"><text:s text:c="4"/>\+ member(Conclusion, Known),</text:p>
      <text:p text:style-name="Normal"><text:s text:c="4"/>all_true(Conditions),</text:p>
      <text:p text:style-name="Normal"><text:s text:c="4"/>assertz(fact(Conclusion)),</text:p>
      <text:p text:style-name="Normal"><text:s text:c="4"/>write('Inferred: '), write(Conclusion), nl,</text:p>
      <text:p text:style-name="Normal"><text:s text:c="4"/>forward([Conclusion|Known], _).</text:p>
      <text:p text:style-name="Normal"/>
      <text:p text:style-name="Normal">forward(_, _) :-</text:p>
      <text:p text:style-name="Normal"><text:s text:c="4"/>write('No more facts can be inferred.'), nl.</text:p>
      <text:p text:style-name="Normal"/>
      <text:p text:style-name="Normal">% Helper: check if all conditions are true</text:p>
      <text:p text:style-name="Normal">all_true([]).</text:p>
      <text:p text:style-name="Normal">all_true([H|T]) :-</text:p>
      <text:soft-page-break/>
      <text:p text:style-name="Normal"><text:s text:c="4"/>fact(H),</text:p>
      <text:p text:style-name="Normal"><text:s text:c="4"/>all_true(T).</text:p>
      <text:p text:style-name="Normal"/>
      <text:p text:style-name="Normal">output:</text:p>
      <text:p text:style-name="Normal">Inferred: fire</text:p>
      <text:p text:style-name="Normal">Inferred: alarm</text:p>
      <text:p text:style-name="Normal">Inferred: call_fire_brigade</text:p>
      <text:p text:style-name="Normal">No more facts can be inferred.</text:p>
      <text:p text:style-name="Normal">tru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27:00Z</meta:creation-date>
    <dc:date>2025-07-08T16:28:00Z</dc:date>
    <meta:template xlink:href="Normal.dotm" xlink:type="simple"/>
    <meta:editing-cycles>1</meta:editing-cycles>
    <meta:editing-duration>PT60S</meta:editing-duration>
    <meta:document-statistic meta:page-count="2" meta:paragraph-count="1" meta:word-count="135" meta:character-count="904" meta:row-count="6" meta:non-whitespace-character-count="770"/>
  </office:meta>
</office:document-meta>
</file>